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6" style:family="paragraph" style:parent-style-name="Standard">
      <style:text-properties fo:font-size="13pt" fo:font-weight="normal" fo:background-color="transparent" style:font-size-asian="13pt" style:font-weight-asian="normal" style:font-size-complex="13pt" style:font-weight-complex="normal"/>
    </style:style>
    <style:style style:name="P7" style:family="paragraph" style:parent-style-name="Standard">
      <style:text-properties fo:font-size="13pt" fo:font-weight="bold" fo:background-color="transparent" style:font-size-asian="13pt" style:font-weight-asian="bold" style:font-size-complex="13pt" style:font-weight-complex="bold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2pt" fo:font-weight="bold" fo:background-color="transparent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Times New Roman" fo:font-size="13pt" fo:font-weight="normal" fo:background-color="transparent" style:font-size-asian="13pt" style:font-weight-asian="normal" style:font-size-complex="13pt" style:font-weight-complex="normal"/>
    </style:style>
    <style:style style:name="P11" style:family="paragraph" style:parent-style-name="Standard">
      <style:text-properties style:font-name="Times New Roman" fo:font-size="12pt" fo:font-weight="bold" fo:background-color="transparent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normal" fo:background-color="transparent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transparent" style:font-weight-asian="normal" style:font-weight-complex="normal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text-underline-style="none"/>
    </style:style>
    <style:style style:name="T5" style:family="text">
      <style:text-properties fo:color="#000000" style:text-underline-style="none" fo:font-weight="normal" style:font-weight-asian="normal" style:font-weight-complex="normal"/>
    </style:style>
    <style:style style:name="T6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7" style:family="text">
      <style:text-properties fo:color="#000000" fo:font-size="12pt" style:text-underline-style="none" style:font-size-asian="12pt" style:font-size-complex="12pt"/>
    </style:style>
    <style:style style:name="T8" style:family="text"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T9" style:family="text">
      <style:text-properties fo:background-color="transparent" loext:char-shading-value="0"/>
    </style:style>
    <style:style style:name="T10" style:family="text">
      <style:text-properties fo:font-size="13pt" fo:background-color="transparent" style:font-size-asian="13pt" style:font-size-complex="13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13pt" fo:font-weight="normal" style:font-size-asian="13pt" style:font-weight-asian="normal" style:font-size-complex="13pt" style:font-weight-complex="normal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llenverzeichnis:</text:p>
      <text:p text:style-name="P1"/>
      <text:p text:style-name="P1">[SWT10] <text:span text:style-name="T1">Thomas Grechening, Mario Bernhart, Roland Breiteneder, Karin Kappel:</text:span></text:p>
      <text:p text:style-name="P1"><text:span text:style-name="T1">Softwaretechnik, Pearson Studium 2010, </text:span><text:span text:style-name="T1">München, </text:span><text:span text:style-name="T1">ISBN 978-386894-007-7</text:span></text:p>
      <text:p text:style-name="P1">[SWT10-1] <text:span text:style-name="T1">Seite 301</text:span></text:p>
      <text:p text:style-name="P1">[SWT10-2]<text:span text:style-name="T1"> Seite 332</text:span></text:p>
      <text:p text:style-name="P1"><text:span text:style-name="T9">[SWT10-3]</text:span><text:span text:style-name="T2"> Seite 332</text:span></text:p>
      <text:p text:style-name="P1"><text:span text:style-name="T9">[SWT10-4]</text:span><text:span text:style-name="T2"> Seite 333</text:span></text:p>
      <text:p text:style-name="P8"><text:span text:style-name="T9">[SWT10-5] </text:span><text:span text:style-name="T2">Seite 334</text:span></text:p>
      <text:p text:style-name="P1"><text:span text:style-name="T9">[SWT10-6]</text:span><text:span text:style-name="T2"> Seite 336</text:span></text:p>
      <text:p text:style-name="P3"/>
      <text:p text:style-name="P5"><text:span text:style-name="T3">[S-T02] </text:span>Georg Erwin Thaller:</text:p>
      <text:p text:style-name="P5">Software-Test, Verifikation und Validation, Verlag Heinz Heise GmbH &amp;Co KG, Hannover,</text:p>
      <text:p text:style-name="P5">ISBN 3-88229-198-2</text:p>
      <text:p text:style-name="P5"><text:span text:style-name="T3">[S-T02-1]</text:span> Seite 15</text:p>
      <text:p text:style-name="P3"/>
      <text:p text:style-name="P7">[BTa15] <text:span text:style-name="T1">Thomas Bucsics, Manfred Baumgartner, Richard Seidl, Stefan Gwihs:</text:span></text:p>
      <text:p text:style-name="P6">Basiswissen Testautomatisierung, Konzepte, Methoden und Techniken,</text:p>
      <text:p text:style-name="P6">dpunkt.verlag 2015 Heidelberg, ISBN 978-3-86490-194-2</text:p>
      <text:p text:style-name="P7">[BTa15-1] <text:span text:style-name="T1">Seite 7</text:span></text:p>
      <text:p text:style-name="P7">[Bta15-2] <text:span text:style-name="T1">Seite 7</text:span></text:p>
      <text:p text:style-name="P7">[BTa15-3]<text:span text:style-name="T1"> Seite 12</text:span></text:p>
      <text:p text:style-name="P7">[BTa15-4]<text:span text:style-name="T1"> Seite 12</text:span></text:p>
      <text:p text:style-name="P7">[BTa15-5] <text:span text:style-name="T1">Seite 67</text:span></text:p>
      <text:p text:style-name="P7">[BTa15-6]<text:span text:style-name="T1"> Seite 191</text:span></text:p>
      <text:p text:style-name="P9"><text:span text:style-name="T11">[BTa15-7] </text:span><text:span text:style-name="T12">Seite 194</text:span></text:p>
      <text:p text:style-name="P9"><text:span text:style-name="T11">[BTa15-8] </text:span><text:span text:style-name="T12">Seite 195</text:span></text:p>
      <text:p text:style-name="P9"><text:span text:style-name="T11">[BTa15-9] </text:span><text:span text:style-name="T12">Seite 203</text:span></text:p>
      <text:p text:style-name="P9"><text:span text:style-name="T11">[BTa15-10]</text:span><text:span text:style-name="T12"> Seite 205</text:span></text:p>
      <text:p text:style-name="P10"/>
      <text:p text:style-name="P10"/>
      <text:p text:style-name="P6"/>
      <text:p text:style-name="P7">[PwSwt08] <text:span text:style-name="T1">Andreas Spillner, Thomas Roßner, Mario Winter, Tilo Linz:</text:span></text:p>
      <text:p text:style-name="P6">Praxiswissen Softwaretest, Testmanagement, Aus- und Weiterbildung zum Certified Tester, Advanced Level, nach ISTQB-Standard,</text:p>
      <text:p text:style-name="P6">dpunkt.verlag, 2008 Heidelberg, ISBN 978-3-89864-557-7</text:p>
      <text:p text:style-name="P7">[PwSwt08-1] <text:span text:style-name="T1">Seite 85</text:span></text:p>
      <text:p text:style-name="P1"/>
      <text:p text:style-name="P1">[BaSwTe05] <text:span text:style-name="T1">Andreas Spillner, Tilo Linz: </text:span></text:p>
      <text:p text:style-name="P3">Basiswissen Softwaretest, <text:s/>Aus- und Weiterbildung zum Certified Tester, Foundation Level, nach ISTQB-Standard, <text:span text:style-name="T10">dpunkt.verlag, 2005, Heidelberg, ISBN 3-89864-358-1</text:span></text:p>
      <text:p text:style-name="P1">[BaSwTe05-1] Seite 69</text:p>
      <text:p text:style-name="P1">[BaSwTe05-2] Seite 71</text:p>
      <text:p text:style-name="P1"/>
      <text:p text:style-name="P1">Onlinequellen:</text:p>
      <text:p text:style-name="P1"/>
      <text:p text:style-name="P4"><text:span text:style-name="T3">[F01] </text:span><text:span text:style-name="T5">Website School of Mathematics, University of Minnesota: http://www.math.umn.edu/~arnold/disasters/ariane.html <text:s/>(letzter Stand 10.11.2016)</text:span></text:p>
      <text:p text:style-name="P1"/>
      <text:p text:style-name="P1">[F02] <text:span text:style-name="T5">Website Heise online:</text:span></text:p>
      <text:p text:style-name="P3"><text:soft-page-break/>http://www.heise.de/newsticker/meldung/Hartz-IV-GAU-bei-der-Arbeitslosengeld-II-Zahlung-Update-124331.html <text:s text:c="2"/><text:span text:style-name="T4">(letzter Stand 10.11.2016)</text:span></text:p>
      <text:p text:style-name="Standard"/>
      <text:p text:style-name="Standard"><text:span text:style-name="T8">[SOAP-1]</text:span><text:span text:style-name="T6"> </text:span>http://www.w3schools.com/xml/xml_soap.asp<text:span text:style-name="T6"> (letzter Stand 17.12.2016)</text:span></text:p>
      <text:p text:style-name="P1"/>
      <text:p text:style-name="P1">[ISTQB-1] German Testing Board:</text:p>
      <text:p text:style-name="Standard">http://www.german-testing-board.info/<text:span text:style-name="T13"> <text:s/></text:span><text:span text:style-name="T6">(letzter Stand 16.12.2016)</text:span></text:p>
      <text:p text:style-name="P1"/>
      <text:p text:style-name="P1"/>
      <text:p text:style-name="P1"/>
      <text:p text:style-name="P1"/>
      <text:p text:style-name="P1">Abbildungen:</text:p>
      <text:p text:style-name="P1"/>
      <text:p text:style-name="P1">[SWT10-Abb<text:span text:style-name="T1">] Thomas Grechening, Mario Bernhart, Roland Breiteneder, Karin Kappel:</text:span></text:p>
      <text:p text:style-name="P3">Softwaretechnik, Pearson Studium 2010, München, ISBN 978-386894-007-7</text:p>
      <text:p text:style-name="P1">[SWT10-Abb1] <text:span text:style-name="T1">Seite 332</text:span></text:p>
      <text:p text:style-name="P1">[SWT10-Abb2]<text:span text:style-name="T1"> Seite 334</text:span></text:p>
      <text:p text:style-name="P1"/>
      <text:p text:style-name="P7">[PwSwt08-Abb] <text:span text:style-name="T1">Andreas Spillner, Thomas Roßner, Mario Winter, Tilo Linz:</text:span></text:p>
      <text:p text:style-name="P6">Praxiswissen Softwaretest, Testmanagement, Aus- und Weiterbildung zum Certified Tester, Advanced Level, nach ISTQB-Standard, </text:p>
      <text:p text:style-name="P6">dpunkt.verlag, 2008 Heidelberg, ISBN 978-3-89864-557-7</text:p>
      <text:p text:style-name="P7">[PwSwt08-Abb1]<text:span text:style-name="T1"> Seite 33</text:span></text:p>
      <text:p text:style-name="P2"><text:span text:style-name="T11">[PwSwt08</text:span>-Abb2] <text:span text:style-name="T1">Seite 373</text:span></text:p>
      <text:p text:style-name="P6"/>
      <text:p text:style-name="P12"><text:span text:style-name="T3">[JunitAss-Abb1] <text:s/></text:span>Beispiel-Code aus dem Fach Softwaretechnik von meiner Übung WS 15/16</text:p>
      <text:p text:style-name="P9">[JunitMock-Abb1] <text:span text:style-name="T1">Beispiel-Code aus dem Fach Softwaretechnik von meiner Übung WS15/16</text:span></text:p>
      <text:p text:style-name="P12"/>
      <text:p text:style-name="P6"><text:span text:style-name="T3">[ISTQB-Abb1]</text:span> http://www.german-testing-board.info/fileadmin/gtb_repository/downloads/pdf/news/de/2012-12_metzger_muenzel_OS_01_13_z5yc.pdf <text:span text:style-name="T7">(letzter Stand 16.12.2016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1-27T11:35:11.924320695</meta:creation-date>
    <dc:date>2016-12-18T00:24:58.63</dc:date>
    <meta:editing-duration>PT7H48M24S</meta:editing-duration>
    <meta:editing-cycles>25</meta:editing-cycles>
    <meta:generator>OpenOffice/4.1.1$Win32 OpenOffice.org_project/411m6$Build-9775</meta:generator>
    <meta:document-statistic meta:table-count="0" meta:image-count="0" meta:object-count="0" meta:page-count="2" meta:paragraph-count="54" meta:word-count="279" meta:character-count="2640"/>
  </office:meta>
</office:document-meta>
</file>